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F5000001624FE034E3C1BC84B3.png" manifest:media-type="image/png"/>
  <manifest:file-entry manifest:full-path="Pictures/1000000000000780000005A9A9591843CA020783.jpg" manifest:media-type="image/jpeg"/>
  <manifest:file-entry manifest:full-path="Pictures/10000000000003CC0000011ADC8D9A4C7B8611DC.png" manifest:media-type="image/png"/>
  <manifest:file-entry manifest:full-path="Pictures/10000000000002480000015F9983C9FDAC9499B7.jpg" manifest:media-type="image/jpeg"/>
  <manifest:file-entry manifest:full-path="Pictures/100000000000002000000020B2FF2A327EABC87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35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5.438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2.686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0066ff" draw:fill="none" draw:textarea-vertical-align="middle"/>
    </style:style>
    <style:style style:name="gr8" style:family="graphic" style:parent-style-name="objectwithoutfill">
      <style:graphic-properties svg:stroke-color="#ff6600" draw:fill="none" draw:textarea-vertical-align="middle"/>
    </style:style>
    <style:style style:name="gr9" style:family="graphic" style:parent-style-name="objectwithoutfill">
      <style:graphic-properties svg:stroke-color="#009900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71cm"/>
    </style:style>
    <style:style style:name="gr11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cc0000" fo:font-size="28pt" fo:font-style="normal" style:text-underline-style="none" fo:font-weight="bold" style:font-size-asian="28pt" style:font-size-complex="28pt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6pt" style:font-size-asian="16pt" style:font-size-complex="16pt"/>
    </style:style>
    <style:style style:name="P6" style:family="paragraph">
      <loext:graphic-properties draw:fill-color="#ffffff"/>
    </style:style>
    <style:style style:name="T1" style:family="text">
      <style:text-properties fo:color="#cc0000" fo:font-size="28pt" fo:font-style="normal" style:text-underline-style="none" fo:font-weight="bold" style:font-size-asian="28pt" style:font-size-complex="28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4.857cm" svg:height="1.356cm" svg:x="8.11cm" svg:y="0.618cm">
          <draw:text-box>
            <text:p><text:span text:style-name="T1">Pipeline</text:span></text:p>
          </draw:text-box>
        </draw:frame>
        <draw:frame draw:style-name="gr2" draw:text-style-name="P2" draw:layer="layout" svg:width="1.36cm" svg:height="1.195cm" svg:x="11.487cm" svg:y="-0.377cm">
          <draw:text-box>
            <text:p/>
          </draw:text-box>
        </draw:frame>
        <draw:frame draw:style-name="gr3" draw:text-style-name="P1" draw:layer="layout" svg:width="5.938cm" svg:height="1.356cm" svg:x="19.805cm" svg:y="0.467cm">
          <draw:text-box>
            <text:p><text:span text:style-name="T1">Many cores</text:span></text:p>
          </draw:text-box>
        </draw:frame>
        <draw:frame draw:style-name="gr4" draw:text-style-name="P3" draw:layer="layout" svg:width="6.277cm" svg:height="3.773cm" svg:x="19.905cm" svg:y="3.35cm">
          <draw:image xlink:href="Pictures/10000000000002480000015F9983C9FDAC9499B7.jpg" xlink:type="simple" xlink:show="embed" xlink:actuate="onLoad">
            <text:p/>
          </draw:image>
        </draw:frame>
        <draw:frame draw:style-name="gr4" draw:text-style-name="P3" draw:layer="layout" svg:width="7.196cm" svg:height="2.087cm" svg:x="8.304cm" svg:y="3.418cm">
          <draw:image xlink:href="Pictures/10000000000003CC0000011ADC8D9A4C7B8611DC.png" xlink:type="simple" xlink:show="embed" xlink:actuate="onLoad">
            <text:p/>
          </draw:image>
        </draw:frame>
        <draw:frame draw:style-name="gr5" draw:text-style-name="P1" draw:layer="layout" svg:width="3.186cm" svg:height="1.356cm" svg:x="0.8cm" svg:y="5.3cm">
          <draw:text-box>
            <text:p><text:span text:style-name="T1">GPUs</text:span></text:p>
          </draw:text-box>
        </draw:frame>
        <draw:frame draw:style-name="gr6" draw:text-style-name="P4" draw:layer="layout" svg:width="7.008cm" svg:height="5.289cm" svg:x="0.892cm" svg:y="7.977cm">
          <draw:image xlink:href="Pictures/1000000000000780000005A9A9591843CA020783.jpg" xlink:type="simple" xlink:show="embed" xlink:actuate="onLoad">
            <text:p/>
          </draw:image>
        </draw:frame>
        <draw:frame draw:style-name="gr4" draw:text-style-name="P3" draw:layer="layout" svg:width="12.816cm" svg:height="5.992cm" svg:x="14.178cm" svg:y="8.308cm">
          <draw:image xlink:href="Pictures/10000201000002F5000001624FE034E3C1BC84B3.png" xlink:type="simple" xlink:show="embed" xlink:actuate="onLoad">
            <text:p/>
          </draw:image>
        </draw:frame>
        <draw:line draw:style-name="gr7" draw:text-style-name="P4" draw:layer="layout" svg:x1="22.6cm" svg:y1="6.6cm" svg:x2="20.6cm" svg:y2="9.6cm">
          <text:p/>
        </draw:line>
        <draw:line draw:style-name="gr8" draw:text-style-name="P4" draw:layer="layout" svg:x1="14.6cm" svg:y1="5.8cm" svg:x2="19.2cm" svg:y2="10cm">
          <text:p/>
        </draw:line>
        <draw:line draw:style-name="gr9" draw:text-style-name="P4" draw:layer="layout" svg:x1="6.4cm" svg:y1="11cm" svg:x2="16.6cm" svg:y2="10.8cm">
          <text:p/>
        </draw:line>
        <draw:frame draw:style-name="gr10" draw:text-style-name="P5" draw:layer="layout" svg:width="8cm" svg:height="1.521cm" svg:x="8.1cm" svg:y="1.78cm">
          <draw:text-box>
            <text:p><text:span text:style-name="T2">Take care of the order of the instructions</text:span></text:p>
          </draw:text-box>
        </draw:frame>
        <draw:frame draw:style-name="gr10" draw:text-style-name="P5" draw:layer="layout" svg:width="8cm" svg:height="1.521cm" svg:x="19.8cm" svg:y="1.781cm">
          <draw:text-box>
            <text:p><text:span text:style-name="T2">Efficient parallelism is complicated</text:span></text:p>
          </draw:text-box>
        </draw:frame>
        <draw:frame draw:style-name="gr10" draw:text-style-name="P5" draw:layer="layout" svg:width="8cm" svg:height="1.521cm" svg:x="0.7cm" svg:y="6.481cm">
          <draw:text-box>
            <text:p><text:span text:style-name="T2">Different architecture and way of programming than CPUs</text:span></text:p>
          </draw:text-box>
        </draw:fram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2" draw:display-name="Bitmap 2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2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men </meta:initial-creator>
    <meta:creation-date>2016-06-17T15:43:36.923970181</meta:creation-date>
    <dc:date>2016-06-19T19:15:08.183114770</dc:date>
    <dc:creator>steven </dc:creator>
    <meta:editing-duration>PT1H40M48S</meta:editing-duration>
    <meta:editing-cycles>14</meta:editing-cycles>
    <meta:generator>LibreOffice/5.0.3.2$Linux_X86_64 LibreOffice_project/00m0$Build-2</meta:generator>
    <meta:document-statistic meta:object-count="37"/>
  </office:meta>
</office:document-meta>
</file>